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P5" style:family="paragraph" style:parent-style-name="Text_20_body" style:list-style-name="L1">
      <style:paragraph-properties fo:line-height="100%"/>
    </style:style>
    <style:style style:name="P6" style:family="paragraph" style:parent-style-name="Text_20_body" style:list-style-name="L1">
      <style:paragraph-properties fo:line-height="100%"/>
      <style:text-properties officeooo:rsid="004e5c92" officeooo:paragraph-rsid="004e5c92"/>
    </style:style>
    <style:style style:name="P7" style:family="paragraph" style:parent-style-name="Text_20_body" style:list-style-name="L2">
      <style:paragraph-properties fo:line-height="150%"/>
    </style:style>
    <style:style style:name="P8" style:family="paragraph" style:parent-style-name="Text_20_body">
      <style:paragraph-properties fo:line-height="150%"/>
      <style:text-properties officeooo:paragraph-rsid="0046b883"/>
    </style:style>
    <style:style style:name="P9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10" style:family="paragraph" style:parent-style-name="Text_20_body" style:list-style-name="L3">
      <style:paragraph-properties fo:margin-top="0cm" fo:margin-bottom="0.499cm" style:contextual-spacing="false"/>
    </style:style>
    <style:style style:name="P11" style:family="paragraph" style:parent-style-name="Text_20_body" style:list-style-name="L4">
      <style:paragraph-properties fo:margin-top="0cm" fo:margin-bottom="0.499cm" style:contextual-spacing="false"/>
    </style:style>
    <style:style style:name="P12" style:family="paragraph" style:parent-style-name="Text_20_body">
      <style:paragraph-properties fo:margin-top="0cm" fo:margin-bottom="0.499cm" style:contextual-spacing="false"/>
    </style:style>
    <style:style style:name="T1" style:family="text">
      <style:text-properties officeooo:rsid="004c95cc"/>
    </style:style>
    <style:style style:name="T2" style:family="text">
      <style:text-properties officeooo:rsid="00495328"/>
    </style:style>
    <style:style style:name="T3" style:family="text">
      <style:text-properties officeooo:rsid="004b0446"/>
    </style:style>
    <style:style style:name="T4" style:family="text">
      <style:text-properties officeooo:rsid="004e5c92"/>
    </style:style>
    <style:style style:name="T5" style:family="text">
      <style:text-properties style:text-position="super 58%"/>
    </style:style>
    <style:style style:name="T6" style:family="text">
      <style:text-properties fo:font-style="normal" officeooo:rsid="004c95cc" style:font-style-asian="normal" style:font-style-complex="normal"/>
    </style:style>
    <style:style style:name="T7" style:family="text">
      <style:text-properties fo:font-size="14pt" officeooo:rsid="0042820b" style:font-size-asian="14pt" style:font-size-complex="14pt"/>
    </style:style>
    <style:style style:name="T8" style:family="text">
      <style:text-properties fo:font-size="14pt" officeooo:rsid="00495328" style:font-size-asian="14pt" style:font-size-complex="14pt"/>
    </style:style>
    <style:style style:name="T9" style:family="text">
      <style:text-properties officeooo:rsid="0050d3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Call to Worship</text:span> <text:span text:style-name="T9">&amp;</text:span> <text:span text:style-name="Strong_20_Emphasis">Opening prayer</text:span> (Jordan O)</text:p>
      <text:p text:style-name="P12"><text:span text:style-name="Strong_20_Emphasis">Praise</text:span>: <text:span text:style-name="Emphasis">Be Thou My Vision</text:span></text:p>
      <text:p text:style-name="P12"><text:span text:style-name="Strong_20_Emphasis">Bible Reading</text:span>: Isaiah 53:3-9 (Seng T)</text:p>
      <text:p text:style-name="P12"><text:span text:style-name="Strong_20_Emphasis">Announcements</text:span> (John A)</text:p>
      <text:list text:style-name="L3">
        <text:list-item>
          <text:p text:style-name="P10">NO evening service</text:p>
        </text:list-item>
        <text:list-item>
          <text:p text:style-name="P10">Sunday School resumes next week</text:p>
        </text:list-item>
        <text:list-item>
          <text:p text:style-name="P10">Sam &amp; Dhruti with us today</text:p>
        </text:list-item>
      </text:list>
      <text:p text:style-name="P12"><text:span text:style-name="Strong_20_Emphasis">Sunday School Video</text:span> (John A)</text:p>
      <text:p text:style-name="P12"><text:span text:style-name="Strong_20_Emphasis">Praise</text:span>: <text:span text:style-name="Emphasis">Reformation Song</text:span></text:p>
      <text:p text:style-name="P12"><text:span text:style-name="Strong_20_Emphasis">Prayer for the church and the world</text:span>  (John A)</text:p>
      <text:p text:style-name="P12"><text:span text:style-name="Strong_20_Emphasis">Bible reading</text:span>: 1 Peter 2:11-25 (MarJo A)</text:p>
      <text:p text:style-name="P12"><text:span text:style-name="Strong_20_Emphasis">Praise</text:span>: <text:span text:style-name="Emphasis">To God Be The Glory</text:span> (Offering)</text:p>
      <text:p text:style-name="P12"><text:span text:style-name="Strong_20_Emphasis">Sermon</text:span>: “Witnesses in a Watching World” (Jordan O’Hara)</text:p>
      <text:p text:style-name="P12"><text:span text:style-name="Strong_20_Emphasis">Praise</text:span>: <text:span text:style-name="Emphasis">This Life I Live</text:span> by Emu Music</text:p>
      <text:p text:style-name="P12"><text:span text:style-name="Strong_20_Emphasis">Benediction</text:span> (JO)</text:p>
      <text:p text:style-name="Text_20_body"/>
      <text:p text:style-name="P12"><text:span text:style-name="Strong_20_Emphasis">Sermon Outline</text:span></text:p>
      <text:p text:style-name="P12">“Witnesses in a Watching World”   (1 Peter 2:11-25)</text:p>
      <text:p text:style-name="P12">Introduction: Bad Reviews</text:p>
      <text:list text:style-name="L4">
        <text:list-item>
          <text:p text:style-name="P11">A Life of Visible Goodness</text:p>
        </text:list-item>
        <text:list-item>
          <text:p text:style-name="P11">A Life of Respectful Submission</text:p>
        </text:list-item>
        <text:list-item>
          <text:p text:style-name="P11">A Life in the Steps of Jesus</text:p>
        </text:list-item>
      </text:list>
      <text:p text:style-name="P12">Conclusion: From Bad Reviews to Good Reviews</text:p>
      <text:p text:style-name="P8"/>
      <text:p text:style-name="P2"/>
      <text:p text:style-name="P4"><text:span text:style-name="T7">[</text:span><text:span text:style-name="T8">Rej! 47</text:span><text:span text:style-name="T7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0d310"/>
    </style:style>
    <style:style style:name="MT2" style:family="text">
      <style:text-properties officeooo:rsid="00495328"/>
    </style:style>
    <style:style style:name="MT3" style:family="text">
      <style:text-properties officeooo:rsid="004c95cc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7</text:span><text:span text:style-name="MT2">th</text:span> <text:span text:style-name="MT3">April</text:span><text:span text:style-name="MT4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4-26T22:01:13.769513495</dc:date>
    <meta:editing-duration>PT6H33M14S</meta:editing-duration>
    <meta:editing-cycles>45</meta:editing-cycles>
    <meta:generator>LibreOffice/24.2.7.2$Linux_X86_64 LibreOffice_project/420$Build-2</meta:generator>
    <meta:print-date>2024-02-03T21:06:33.278074986</meta:print-date>
    <meta:document-statistic meta:table-count="0" meta:image-count="0" meta:object-count="0" meta:page-count="2" meta:paragraph-count="24" meta:word-count="136" meta:character-count="754" meta:non-whitespace-character-count="645"/>
  </office:meta>
</office:document-meta>
</file>